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Heading_20_1">
      <style:text-properties style:font-name="Times New Roman" fo:font-size="14pt" style:font-size-asian="14pt" style:font-size-complex="14pt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6" style:family="paragraph" style:parent-style-name="Text_20_body" style:list-style-name="WW8Num2">
      <style:text-properties fo:font-size="12pt" style:font-size-asian="12pt" style:font-size-complex="12pt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span text:style-name="T3">Memória Virtual<text:line-break/> <text:tab/><text:tab/>Caso de Uso: CadastrarUsuario</text:span></text:p>
      <text:p text:style-name="P8"/>
      <text:h text:style-name="P10" text:outline-level="1">Breve Descrição</text:h>
      <text:p text:style-name="P7"><text:s text:c="4"/>O gerente ou administrador do sistema fornece pessoalmente uma senha temporária para o usuário se cadastrar <text:s/>no sistema.</text:p>
      <text:h text:style-name="P10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10" text:outline-level="1">Pré-condições </text:h>
      <text:p text:style-name="P7"><text:s text:c="4"/>O sistema, inicialmente, apresenta um usuário administrador já cadastrado e o usuário já está logado no sistema.</text:p>
      <text:h text:style-name="P10" text:outline-level="1">Fluxo Básico de eventos</text:h>
      <text:list xml:id="list38199884" text:style-name="WW8Num7">
        <text:list-item>
          <text:p text:style-name="P15"><text:s text:c="4"/>O administrador/gerente fornece pessoalmente a senha temporária para o usuário se cadastrar;</text:p>
        </text:list-item>
        <text:list-item>
          <text:p text:style-name="P15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4"><text:s text:c="3"/>O usuário no seu e-mail clica no link de ativação enviado, dentro do prazo, e preenche o campo de senha temporária para validar seu acesso;</text:p>
        </text:list-item>
        <text:list-item>
          <text:p text:style-name="P15"><text:s text:c="3"/>O usuário realiza o seu cadastramento, preenchendo os campos obrigatórios, como nome, login, senha e Instituição vinculada e confirma a operação;</text:p>
        </text:list-item>
        <text:list-item>
          <text:p text:style-name="P15"><text:s text:c="3"/>O sistema valida o cadastramento e exibe a mensagem “Cadastro realizado com sucesso”;</text:p>
        </text:list-item>
        <text:list-item>
          <text:p text:style-name="P15"><text:s text:c="3"/>O caso de uso termina.</text:p>
        </text:list-item>
      </text:list>
      <text:h text:style-name="P10" text:outline-level="1">Fluxos Alternativos</text:h>
      <text:h text:style-name="P12" text:outline-level="2" text:is-list-header="true">Fluxo Alternativo 1</text:h>
      <text:p text:style-name="P7">Se no passo 2 do fluxo básico o e-mail fornecido não existe, entao <text:s/></text:p>
      <text:list xml:id="list38192979" text:style-name="WW8Num2">
        <text:list-item>
          <text:p text:style-name="P16"><text:soft-page-break/>O caso de uso termina.</text:p>
          <text:p text:style-name="P17">Fluxo Alternativo 2</text:p>
          <text:list>
            <text:list-item>
              <text:list>
                <text:list-item>
                  <text:list>
                    <text:list-header>
                      <text:p text:style-name="P19"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 text:c="22"/>1. O sistema exibe a mensagem “Senha inválida ou expirada”;</text:p>
                                      <text:list>
                                        <text:list-header>
                                          <text:p text:style-name="P18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9"/>
      <text:list xml:id="list38197239" text:continue-numbering="true" text:style-name="WW8Num2">
        <text:list-header>
          <text:p text:style-name="P17">Fluxo Alternativo 3</text:p>
        </text:list-header>
      </text:list>
      <text:p text:style-name="P9"><text:s text:c="11"/>Se no passo 4 do fluxo básico o usuário não confirma o cadastro, então</text:p>
      <text:p text:style-name="P9"><text:s text:c="22"/>1. O sistema exibe a mensagem “Cadastro não realizado”.</text:p>
      <text:p text:style-name="P9"><text:s text:c="22"/>2. O caso de uso termina.</text:p>
      <text:list xml:id="list38183643" text:continue-numbering="true" text:style-name="WW8Num2">
        <text:list-header>
          <text:p text:style-name="P17">Fluxo Alternativo 4</text:p>
          <text:list>
            <text:list-item>
              <text:list>
                <text:list-item>
                  <text:list>
                    <text:list-header>
                      <text:p text:style-name="P19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8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20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header>
      </text:list>
      <text:h text:style-name="P10" text:outline-level="1">Pós-condições</text:h>
      <text:h text:style-name="P11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s text:c="12"/>Fluxo Alternativo 3: Não é realizado o cadastramento do usuário.</text:p>
      <text:p text:style-name="P4"><text:tab/>Fluxo Alternativo 4: O cadastramento do usuário está pendente.</text:p>
      <text:h text:style-name="P10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10.83cm" style:rel-column-width="45934*"/>
    </style:style>
    <style:style style:name="Tabela2.C" style:family="table-column">
      <style:table-column-properties style:column-width="2.805cm" style:rel-column-width="118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083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8</meta:editing-cycles>
    <meta:editing-duration>PT01H56M54S</meta:editing-duration>
    <meta:generator>BrOffice.org/3.2$Win32 OpenOffice.org_project/320m12$Build-9483</meta:generator>
    <dc:date>2011-01-17T18:07:30.86</dc:date>
    <meta:document-statistic meta:table-count="2" meta:image-count="1" meta:object-count="0" meta:page-count="2" meta:paragraph-count="46" meta:word-count="451" meta:character-count="2918"/>
  </office:meta>
</office:document-meta>
</file>